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/>
    </style:style>
    <style:style style:name="P2" style:family="paragraph" style:parent-style-name="Preformatted_20_Text">
      <style:text-properties fo:font-variant="normal" fo:text-transform="none" fo:color="#000000" style:font-name="Courier New" fo:font-size="8.44999980926514pt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Courier New" fo:font-size="8.44999980926514pt" fo:letter-spacing="normal" fo:font-style="normal" fo:font-weight="normal"/>
    </style:style>
    <style:style style:name="P4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000000" fo:letter-spacing="normal"/>
    </style:style>
    <style:style style:name="T1" style:family="text">
      <style:text-properties style:font-name="Courier New" fo:font-size="8.44999980926514pt" fo:font-style="normal" fo:font-weight="normal"/>
    </style:style>
    <style:style style:name="T2" style:family="text">
      <style:text-properties fo:color="#007fbf"/>
    </style:style>
    <style:style style:name="T3" style:family="text">
      <style:text-properties fo:color="#007fbf" style:font-name="Courier New" fo:font-size="8.44999980926514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-------------------------------------------------------------------------</text:p>
      <text:p text:style-name="P1"><text:s text:c="32"/><text:span text:style-name="T1">CRAZY - Seal</text:span></text:p>
      <text:p text:style-name="P2">-----------------------------------------------------------------------------</text:p>
      <text:p text:style-name="Preformatted_20_Text"/>
      <text:p text:style-name="P2">Tabbed by: Ultraflight</text:p>
      <text:p text:style-name="P2">Email: thorbenjo@gmx.de</text:p>
      <text:p text:style-name="Preformatted_20_Text"/>
      <text:p text:style-name="P2">Tuning: Standard</text:p>
      <text:p text:style-name="Preformatted_20_Text"/>
      <text:p text:style-name="P2">Chords:</text:p>
      <text:p text:style-name="P2">Here are different ways of playing these chords. It sounds real nice, when</text:p>
      <text:p text:style-name="P2">there are 2 or more guitars playing.</text:p>
      <text:p text:style-name="Preformatted_20_Text"/>
      <text:p text:style-name="P1"><text:s text:c="4"/><text:span text:style-name="T3">Em</text:span><text:span text:style-name="T1"> <text:s/></text:span><text:span text:style-name="T3">G</text:span><text:span text:style-name="T1"> <text:s text:c="2"/></text:span><text:span text:style-name="T3">A4</text:span><text:span text:style-name="T1"> <text:s text:c="2"/></text:span><text:span text:style-name="T3">A</text:span><text:span text:style-name="T1"> <text:s/></text:span><text:span text:style-name="T3">Am</text:span><text:span text:style-name="T1"> <text:s/></text:span><text:span text:style-name="T3">C</text:span><text:span text:style-name="T1"> <text:s text:c="2"/></text:span><text:span text:style-name="T3">D</text:span><text:span text:style-name="T1"> <text:s/></text:span><text:span text:style-name="T3">Am</text:span><text:span text:style-name="T1"> <text:s text:c="2"/></text:span><text:span text:style-name="T3">Bm</text:span></text:p>
      <text:p text:style-name="P2">e|--0---3---0---0---0---0---2---5---2--|</text:p>
      <text:p text:style-name="P2">B|--0---3---3---2---1---1---3---5---3--|</text:p>
      <text:p text:style-name="P2">G|--0---0---2---2---2---0---2---5---4--|</text:p>
      <text:p text:style-name="P2">D|--2---0---2---2---2---2---0---7---0--|</text:p>
      <text:p text:style-name="P2">A|--2---2---0---0---0---3---x---7---2--|</text:p>
      <text:p text:style-name="P2">E|--0---3---x---x---x---x---x---5---x--|</text:p>
      <text:p text:style-name="Preformatted_20_Text"/>
      <text:p text:style-name="P1"><text:s text:c="4"/><text:span text:style-name="T3">Em</text:span><text:span text:style-name="T1"> <text:s/></text:span><text:span text:style-name="T3">G</text:span><text:span text:style-name="T1"> <text:s text:c="2"/></text:span><text:span text:style-name="T3">A4</text:span><text:span text:style-name="T1"> <text:s/></text:span><text:span text:style-name="T3">A</text:span><text:span text:style-name="T1"> <text:s text:c="2"/></text:span><text:span text:style-name="T3">C</text:span><text:span text:style-name="T1"> <text:s text:c="2"/></text:span><text:span text:style-name="T3">D</text:span><text:span text:style-name="T1"> <text:s text:c="2"/></text:span><text:span text:style-name="T3">Am</text:span><text:span text:style-name="T1"> <text:s/></text:span><text:span text:style-name="T3">Bm</text:span></text:p>
      <text:p text:style-name="P2">e|--3---3---5---5---3---5---5---2--|</text:p>
      <text:p text:style-name="P2">B|--5---3---5---5---5---7---5---3--|</text:p>
      <text:p text:style-name="P2">G|--4---4---7---6---5---7---5---4--|</text:p>
      <text:p text:style-name="P2">D|--5---5---7---7---5---7---7---4--|</text:p>
      <text:p text:style-name="P2">A|--x---5---7---7---3---5---7---2--|</text:p>
      <text:p text:style-name="P2">E|--0---3---5---5---x---x---5---x--|</text:p>
      <text:p text:style-name="Preformatted_20_Text"/>
      <text:p text:style-name="P2">Capo 7th Fret (Chords relative to Capo):</text:p>
      <text:p text:style-name="P1"><text:s text:c="4"/><text:span text:style-name="T3">Em</text:span><text:span text:style-name="T1"> <text:s/></text:span><text:span text:style-name="T3">G</text:span><text:span text:style-name="T1"> <text:s text:c="2"/></text:span><text:span text:style-name="T3">A4</text:span><text:span text:style-name="T1"> <text:s/></text:span><text:span text:style-name="T3">A</text:span><text:span text:style-name="T1"> <text:s text:c="2"/></text:span><text:span text:style-name="T3">C</text:span><text:span text:style-name="T1"> <text:s text:c="2"/></text:span><text:span text:style-name="T3">D</text:span><text:span text:style-name="T1"> <text:s/></text:span><text:span text:style-name="T3">Am</text:span><text:span text:style-name="T1"> <text:s text:c="2"/></text:span><text:span text:style-name="T3">Bm</text:span></text:p>
      <text:p text:style-name="P2">e|--0---0---3---2---1---3---1---0--|</text:p>
      <text:p text:style-name="P2">B|--1---1---3---3---1---3---3---0--|</text:p>
      <text:p text:style-name="P2">G|--2---0---2---2---2---0---2---0--|</text:p>
      <text:p text:style-name="P2">D|--2---2---0---0---3---0---0---2--|</text:p>
      <text:p text:style-name="P2">A|--0---3---x---x---3---2---x---2--|</text:p>
      <text:p text:style-name="P2">E|--x---x---x---x---1---3---x---0--|</text:p>
      <text:p text:style-name="Preformatted_20_Text"/>
      <text:p text:style-name="Preformatted_20_Text"/>
      <text:p text:style-name="P2">[Intro:]</text:p>
      <text:p text:style-name="P2"><text:span text:style-name="T2">Em</text:span> <text:span text:style-name="T2">G</text:span> <text:span text:style-name="T2">A4</text:span> <text:span text:style-name="T2">A</text:span> </text:p>
      <text:p text:style-name="P1"><text:s/></text:p>
      <text:p text:style-name="Preformatted_20_Text"/>
      <text:p text:style-name="P2">[Verse]</text:p>
      <text:p text:style-name="Preformatted_20_Text"/>
      <text:p text:style-name="P2"><text:span text:style-name="T2">Em</text:span> <text:s text:c="19"/><text:span text:style-name="T2">G</text:span></text:p>
      <text:p text:style-name="P1"><text:s text:c="2"/><text:span text:style-name="T1">Man decides after seventy years</text:span></text:p>
      <text:p text:style-name="P1"><text:s text:c="8"/><text:span text:style-name="T3">A4</text:span><text:span text:style-name="T1"> <text:s text:c="19"/></text:span><text:span text:style-name="T3">A</text:span><text:span text:style-name="T1"> </text:span></text:p>
      <text:p text:style-name="P2">what he came here for is to unlock the door <text:s/></text:p>
      <text:p text:style-name="P2"><text:span text:style-name="T2">Em</text:span> <text:s text:c="27"/><text:span text:style-name="T2">G</text:span> <text:s text:c="14"/><text:span text:style-name="T2">A4</text:span> <text:s text:c="4"/><text:span text:style-name="T2">A</text:span> <text:s/></text:p>
      <text:p text:style-name="P1"><text:s text:c="2"/><text:span text:style-name="T1">While those around him criticize and sleep <text:s text:c="3"/></text:span></text:p>
      <text:p text:style-name="P2"><text:span text:style-name="T2">Em</text:span> <text:s text:c="27"/><text:span text:style-name="T2">G</text:span></text:p>
      <text:p text:style-name="P1"><text:s text:c="2"/><text:span text:style-name="T1">And through a fractal <text:s/>on a breaking <text:s/>wall <text:s text:c="2"/></text:span></text:p>
      <text:p text:style-name="P1"><text:s text:c="6"/><text:span text:style-name="T3">A4</text:span><text:span text:style-name="T1"> <text:s text:c="32"/></text:span><text:span text:style-name="T3">A</text:span><text:span text:style-name="T1"> <text:s text:c="21"/></text:span></text:p>
      <text:p text:style-name="P2">I see you my friend and touch your face again </text:p>
      <text:p text:style-name="P2"><text:span text:style-name="T2">Em</text:span> <text:s text:c="20"/><text:span text:style-name="T2">G</text:span> <text:s text:c="9"/><text:span text:style-name="T2">A4</text:span> <text:s/><text:span text:style-name="T2">A</text:span> </text:p>
      <text:p text:style-name="P1"><text:s text:c="2"/><text:span text:style-name="T1">Miracles will happen as we speak </text:span></text:p>
      <text:p text:style-name="Preformatted_20_Text"/>
      <text:p text:style-name="Preformatted_20_Text"/>
      <text:p text:style-name="P2">[Chorus]</text:p>
      <text:p text:style-name="P1"><text:s/></text:p>
      <text:p text:style-name="P2"><text:span text:style-name="T2">C</text:span> <text:s text:c="24"/><text:span text:style-name="T2">G</text:span> <text:s text:c="6"/><text:span text:style-name="T2">D</text:span> <text:s text:c="18"/><text:span text:style-name="T2">A</text:span> </text:p>
      <text:p text:style-name="P1"><text:s/><text:span text:style-name="T1">But we're never gonna survive <text:s/>unless <text:s/>we get little <text:s/>crazy </text:span></text:p>
      <text:p text:style-name="P2"><text:span text:style-name="T2">C</text:span> <text:s text:c="24"/><text:span text:style-name="T2">G</text:span> <text:s text:c="5"/><text:span text:style-name="T2">D</text:span> <text:s text:c="21"/><text:span text:style-name="T2">A</text:span> </text:p>
      <text:p text:style-name="P1"><text:s/><text:span text:style-name="T1">No we're never gonna <text:s/>survive unless <text:s/>we are a little <text:s text:c="3"/>crazy </text:span></text:p>
      <text:p text:style-name="Preformatted_20_Text"><text:soft-page-break/></text:p>
      <text:p text:style-name="Preformatted_20_Text"/>
      <text:p text:style-name="Preformatted_20_Text"/>
      <text:p text:style-name="P2">[Verse]</text:p>
      <text:p text:style-name="P1"><text:s/></text:p>
      <text:p text:style-name="P2"><text:span text:style-name="T2">Em</text:span> <text:s text:c="19"/><text:span text:style-name="T2">G</text:span> <text:s text:c="15"/></text:p>
      <text:p text:style-name="P1"><text:s text:c="2"/><text:span text:style-name="T1">Yellow people running through my head <text:s text:c="4"/></text:span></text:p>
      <text:p text:style-name="P1"><text:s text:c="14"/><text:span text:style-name="T3">A4</text:span><text:span text:style-name="T1"> <text:s text:c="21"/></text:span><text:span text:style-name="T3">A</text:span><text:span text:style-name="T1"> </text:span></text:p>
      <text:p text:style-name="P2">one of them's got a gun <text:s/>to shoot the other one <text:s text:c="3"/></text:p>
      <text:p text:style-name="P2"><text:span text:style-name="T2">Em</text:span> <text:s text:c="26"/><text:span text:style-name="T2">G</text:span> <text:s text:c="25"/></text:p>
      <text:p text:style-name="P1"><text:s text:c="2"/><text:span text:style-name="T1">and yet together they were friends at school <text:s/></text:span></text:p>
      <text:p text:style-name="P2"><text:span text:style-name="T2">A4</text:span> <text:s text:c="18"/><text:span text:style-name="T2">A</text:span> <text:s/></text:p>
      <text:p text:style-name="P1"><text:s text:c="2"/><text:span text:style-name="T1">oh get it, get it, get it, yeah <text:s/></text:span></text:p>
      <text:p text:style-name="P2"><text:span text:style-name="T2">Em</text:span> <text:s text:c="30"/><text:span text:style-name="T2">G</text:span> <text:s text:c="24"/></text:p>
      <text:p text:style-name="P1"><text:s text:c="2"/><text:span text:style-name="T1">If I were there then you first took the pill <text:s text:c="2"/></text:span></text:p>
      <text:p text:style-name="P1"><text:s text:c="5"/><text:span text:style-name="T3">A4</text:span><text:span text:style-name="T1"> <text:s text:c="21"/></text:span><text:span text:style-name="T3">A</text:span><text:span text:style-name="T1"> </text:span></text:p>
      <text:p text:style-name="P2">them maybe, them maybe, them maybe, them maybe </text:p>
      <text:p text:style-name="P2"><text:span text:style-name="T2">Em</text:span> <text:s text:c="20"/><text:span text:style-name="T2">G</text:span> <text:s text:c="10"/><text:span text:style-name="T2">A4</text:span> <text:s text:c="4"/><text:span text:style-name="T2">A</text:span> <text:s/></text:p>
      <text:p text:style-name="P1"><text:s text:c="2"/><text:span text:style-name="T1">Miracles will happen as we speak </text:span></text:p>
      <text:p text:style-name="Preformatted_20_Text"/>
      <text:p text:style-name="Preformatted_20_Text"/>
      <text:p text:style-name="P2">[Chorus]</text:p>
      <text:p text:style-name="P1"><text:s text:c="4"/></text:p>
      <text:p text:style-name="P2"><text:span text:style-name="T2">C</text:span> <text:s text:c="21"/><text:span text:style-name="T2">G</text:span> <text:s text:c="9"/><text:span text:style-name="T2">D</text:span> <text:s text:c="21"/><text:span text:style-name="T2">A</text:span> </text:p>
      <text:p text:style-name="P1"><text:s/><text:span text:style-name="T1">But we're never gonna <text:s/>survive unless <text:s/>we get little <text:s/>crazy </text:span></text:p>
      <text:p text:style-name="P2"><text:span text:style-name="T2">C</text:span> <text:s text:c="21"/><text:span text:style-name="T2">G</text:span> <text:s text:c="9"/><text:span text:style-name="T2">D</text:span> <text:s text:c="23"/><text:span text:style-name="T2">A</text:span> </text:p>
      <text:p text:style-name="P1"><text:s/><text:span text:style-name="T1">No <text:s/>we're never gonna <text:s/>survive unless <text:s/>we are a little <text:s/>crazy </text:span></text:p>
      <text:p text:style-name="P2"><text:span text:style-name="T2">C</text:span> <text:s text:c="21"/><text:span text:style-name="T2">G</text:span> <text:s text:c="9"/><text:span text:style-name="T2">D</text:span> <text:s text:c="23"/><text:span text:style-name="T2">A</text:span> <text:s text:c="9"/><text:span text:style-name="T2">Em</text:span> </text:p>
      <text:p text:style-name="P1"><text:s/><text:span text:style-name="T1">No <text:s/>we're never gonna <text:s/>survive unless <text:s/>we get a little <text:s/>crazy </text:span></text:p>
      <text:p text:style-name="Preformatted_20_Text"/>
      <text:p text:style-name="Preformatted_20_Text"/>
      <text:p text:style-name="P2">[Bridge]</text:p>
      <text:p text:style-name="P1"><text:s/></text:p>
      <text:p text:style-name="P1"><text:s text:c="5"/><text:span text:style-name="T3">Am</text:span><text:span text:style-name="T1"> <text:s text:c="22"/></text:span><text:span text:style-name="T3">Bm</text:span><text:span text:style-name="T1"> </text:span></text:p>
      <text:p text:style-name="P2">In a sky full of people <text:s/>only some want to fly <text:s text:c="9"/></text:p>
      <text:p text:style-name="P1"><text:s text:c="11"/><text:span text:style-name="T3">C</text:span><text:span text:style-name="T1"> <text:s text:c="6"/></text:span><text:span text:style-name="T3">D</text:span><text:span text:style-name="T1"> <text:s text:c="42"/></text:span></text:p>
      <text:p text:style-name="P2">isn't that crazy <text:s text:c="47"/></text:p>
      <text:p text:style-name="P1"><text:s text:c="64"/></text:p>
      <text:p text:style-name="P1"><text:s text:c="5"/><text:span text:style-name="T3">Am</text:span><text:span text:style-name="T1"> <text:s text:c="23"/></text:span><text:span text:style-name="T3">Bm</text:span><text:span text:style-name="T1"> <text:s text:c="29"/></text:span></text:p>
      <text:p text:style-name="P2">In a world full of people only some want to fly <text:s text:c="16"/></text:p>
      <text:p text:style-name="P1"><text:s text:c="11"/><text:span text:style-name="T3">C</text:span><text:span text:style-name="T1"> <text:s text:c="13"/></text:span><text:span text:style-name="T3">D</text:span><text:span text:style-name="T1"> <text:s text:c="15"/></text:span><text:span text:style-name="T3">D</text:span><text:span text:style-name="T1"> <text:s text:c="17"/></text:span></text:p>
      <text:p text:style-name="P2">Isn't that crazy ,crazy , crazy, crazy <text:s text:c="25"/></text:p>
      <text:p text:style-name="Preformatted_20_Text"/>
      <text:p text:style-name="Preformatted_20_Text"/>
      <text:p text:style-name="P2">[Chorus]</text:p>
      <text:p text:style-name="P1"><text:s/></text:p>
      <text:p text:style-name="P2"><text:span text:style-name="T2">C</text:span> <text:s text:c="25"/><text:span text:style-name="T2">G</text:span> <text:s text:c="5"/><text:span text:style-name="T2">D</text:span> <text:s text:c="18"/><text:span text:style-name="T2">A</text:span> </text:p>
      <text:p text:style-name="P1"><text:s/><text:span text:style-name="T1">But we're never gonna survive unless <text:s/>we get little <text:s/>crazy </text:span></text:p>
      <text:p text:style-name="P2"><text:span text:style-name="T2">C</text:span> <text:s text:c="23"/><text:span text:style-name="T2">G</text:span> <text:s text:c="5"/><text:span text:style-name="T2">D</text:span> <text:s text:c="20"/><text:span text:style-name="T2">A</text:span> <text:s text:c="5"/><text:span text:style-name="T2">Em</text:span> </text:p>
      <text:p text:style-name="P4"><text:s/><text:span text:style-name="T1">No we're never gonna survive unless <text:s/>we are a little <text:s/>crazy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5:09:23.962362000</meta:creation-date>
    <dc:date>2017-07-18T04:50:57.420340000</dc:date>
    <meta:editing-duration>PT13H31M8S</meta:editing-duration>
    <meta:editing-cycles>1</meta:editing-cycles>
    <meta:document-statistic meta:table-count="0" meta:image-count="0" meta:object-count="0" meta:page-count="2" meta:paragraph-count="94" meta:word-count="542" meta:character-count="3763" meta:non-whitespace-character-count="2087"/>
    <meta:generator>LibreOffice/5.2.5.1$MacOSX_X86_64 LibreOffice_project/0312e1a284a7d50ca85a365c316c7abbf20a4d22</meta:generator>
  </office:meta>
</office:document-meta>
</file>